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cccc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709cm" svg:height="2.543cm" svg:x="9.334cm" svg:y="10.616cm" presentation:class="subtitle" presentation:user-transformed="true">
          <draw:text-box>
            <text:p text:style-name="P1"><text:span text:style-name="T1">зробила студентка 1 курсу </text:span></text:p>
            <text:p text:style-name="P1"><text:span text:style-name="T1">групи Ф11</text:span></text:p>
            <text:p text:style-name="P1"><text:span text:style-name="T1">Гарбуз Тетяна</text:span></text:p>
          </draw:text-box>
        </draw:frame>
        <draw:frame draw:name="Google Shape;129;p13" presentation:style-name="pr2" draw:text-style-name="P3" draw:layer="layout" svg:width="14.892cm" svg:height="4.022cm" svg:x="5.071cm" svg:y="2.433cm" presentation:class="title" presentation:user-transformed="true">
          <draw:text-box>
            <text:p text:style-name="P1"><text:span text:style-name="T2">Святкування Дня Одеси. Історія міста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134;p14" presentation:style-name="pr4" draw:text-style-name="P5" draw:layer="layout" svg:width="20.848cm" svg:height="2.651cm" svg:x="2.275cm" svg:y="2.349cm" presentation:class="title" presentation:placeholder="true" presentation:user-transformed="true">
          <draw:text-box/>
        </draw:frame>
        <draw:frame draw:name="Google Shape;135;p14" presentation:style-name="pr5" draw:text-style-name="P6" draw:layer="layout" svg:width="20.848cm" svg:height="6.799cm" svg:x="2.275cm" svg:y="5.53cm" presentation:class="outline" presentation:placeholder="true" presentation:user-transformed="true">
          <draw:text-box/>
        </draw:frame>
        <presentation:notes draw:style-name="dp2">
          <draw:page-thumbnail draw:name="Google Shape;131;g6c60edb4eb_0_125:notes" draw:style-name="gr1" draw:layer="layout" svg:width="16.932cm" svg:height="9.524cm" svg:x="1.059cm" svg:y="1.905cm" draw:page-number="2" presentation:class="page"/>
          <draw:frame draw:name="Google Shape;132;g6c60edb4eb_0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0;p15" presentation:style-name="pr7" draw:text-style-name="P5" draw:layer="layout" svg:width="20.848cm" svg:height="2.651cm" svg:x="2.275cm" svg:y="2.349cm" presentation:class="title" presentation:placeholder="true" presentation:user-transformed="true">
          <draw:text-box/>
        </draw:frame>
        <draw:frame draw:name="Google Shape;141;p15" presentation:style-name="pr8" draw:text-style-name="P6" draw:layer="layout" svg:width="20.848cm" svg:height="6.799cm" svg:x="2.275cm" svg:y="5.53cm" presentation:class="outline" presentation:placeholder="true" presentation:user-transformed="true">
          <draw:text-box/>
        </draw:frame>
        <presentation:notes draw:style-name="dp2">
          <draw:page-thumbnail draw:name="Google Shape;137;g6c60edb4eb_0_130:notes" draw:style-name="gr1" draw:layer="layout" svg:width="16.932cm" svg:height="9.524cm" svg:x="1.059cm" svg:y="1.905cm" draw:page-number="3" presentation:class="page"/>
          <draw:frame draw:name="Google Shape;138;g6c60edb4eb_0_13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46;p16" presentation:style-name="pr10" draw:text-style-name="P5" draw:layer="layout" svg:width="20.848cm" svg:height="2.651cm" svg:x="2.275cm" svg:y="2.349cm" presentation:class="title" presentation:placeholder="true" presentation:user-transformed="true">
          <draw:text-box/>
        </draw:frame>
        <draw:frame draw:name="Google Shape;147;p16" presentation:style-name="pr11" draw:text-style-name="P6" draw:layer="layout" svg:width="20.848cm" svg:height="6.799cm" svg:x="2.275cm" svg:y="5.53cm" presentation:class="outline" presentation:placeholder="true" presentation:user-transformed="true">
          <draw:text-box/>
        </draw:frame>
        <presentation:notes draw:style-name="dp2">
          <draw:page-thumbnail draw:name="Google Shape;143;g6c60edb4eb_0_135:notes" draw:style-name="gr1" draw:layer="layout" svg:width="16.932cm" svg:height="9.524cm" svg:x="1.059cm" svg:y="1.905cm" draw:page-number="4" presentation:class="page"/>
          <draw:frame draw:name="Google Shape;144;g6c60edb4eb_0_13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52;p17" presentation:style-name="pr13" draw:text-style-name="P5" draw:layer="layout" svg:width="20.848cm" svg:height="2.651cm" svg:x="2.275cm" svg:y="2.349cm" presentation:class="title" presentation:placeholder="true" presentation:user-transformed="true">
          <draw:text-box/>
        </draw:frame>
        <draw:frame draw:name="Google Shape;153;p17" presentation:style-name="pr14" draw:text-style-name="P6" draw:layer="layout" svg:width="20.848cm" svg:height="6.799cm" svg:x="2.275cm" svg:y="5.53cm" presentation:class="outline" presentation:placeholder="true" presentation:user-transformed="true">
          <draw:text-box/>
        </draw:frame>
        <presentation:notes draw:style-name="dp2">
          <draw:page-thumbnail draw:name="Google Shape;149;g6c60edb4eb_0_140:notes" draw:style-name="gr1" draw:layer="layout" svg:width="16.932cm" svg:height="9.524cm" svg:x="1.059cm" svg:y="1.905cm" draw:page-number="5" presentation:class="page"/>
          <draw:frame draw:name="Google Shape;150;g6c60edb4eb_0_14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58;p18" presentation:style-name="pr16" draw:text-style-name="P5" draw:layer="layout" svg:width="20.848cm" svg:height="2.651cm" svg:x="2.275cm" svg:y="2.349cm" presentation:class="title" presentation:placeholder="true" presentation:user-transformed="true">
          <draw:text-box/>
        </draw:frame>
        <draw:frame draw:name="Google Shape;159;p18" presentation:style-name="pr17" draw:text-style-name="P6" draw:layer="layout" svg:width="20.848cm" svg:height="6.799cm" svg:x="2.275cm" svg:y="5.53cm" presentation:class="outline" presentation:placeholder="true" presentation:user-transformed="true">
          <draw:text-box/>
        </draw:frame>
        <presentation:notes draw:style-name="dp2">
          <draw:page-thumbnail draw:name="Google Shape;155;g6c60edb4eb_0_145:notes" draw:style-name="gr1" draw:layer="layout" svg:width="16.932cm" svg:height="9.524cm" svg:x="1.059cm" svg:y="1.905cm" draw:page-number="6" presentation:class="page"/>
          <draw:frame draw:name="Google Shape;156;g6c60edb4eb_0_14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64;p19" presentation:style-name="pr19" draw:text-style-name="P5" draw:layer="layout" svg:width="20.848cm" svg:height="2.651cm" svg:x="2.275cm" svg:y="2.349cm" presentation:class="title" presentation:placeholder="true" presentation:user-transformed="true">
          <draw:text-box/>
        </draw:frame>
        <draw:frame draw:name="Google Shape;165;p19" presentation:style-name="pr20" draw:text-style-name="P6" draw:layer="layout" svg:width="20.848cm" svg:height="6.799cm" svg:x="2.275cm" svg:y="5.53cm" presentation:class="outline" presentation:placeholder="true" presentation:user-transformed="true">
          <draw:text-box/>
        </draw:frame>
        <presentation:notes draw:style-name="dp2">
          <draw:page-thumbnail draw:name="Google Shape;161;g6c60edb4eb_0_150:notes" draw:style-name="gr1" draw:layer="layout" svg:width="16.932cm" svg:height="9.524cm" svg:x="1.059cm" svg:y="1.905cm" draw:page-number="7" presentation:class="page"/>
          <draw:frame draw:name="Google Shape;162;g6c60edb4eb_0_15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70;p20" presentation:style-name="pr22" draw:text-style-name="P5" draw:layer="layout" svg:width="20.848cm" svg:height="2.651cm" svg:x="2.275cm" svg:y="2.349cm" presentation:class="title" presentation:placeholder="true" presentation:user-transformed="true">
          <draw:text-box/>
        </draw:frame>
        <draw:frame draw:name="Google Shape;171;p20" presentation:style-name="pr23" draw:text-style-name="P6" draw:layer="layout" svg:width="20.848cm" svg:height="6.799cm" svg:x="2.275cm" svg:y="5.53cm" presentation:class="outline" presentation:placeholder="true" presentation:user-transformed="true">
          <draw:text-box/>
        </draw:frame>
        <presentation:notes draw:style-name="dp2">
          <draw:page-thumbnail draw:name="Google Shape;167;g6c60edb4eb_0_155:notes" draw:style-name="gr1" draw:layer="layout" svg:width="16.932cm" svg:height="9.524cm" svg:x="1.059cm" svg:y="1.905cm" draw:page-number="8" presentation:class="page"/>
          <draw:frame draw:name="Google Shape;168;g6c60edb4eb_0_15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76;p21" presentation:style-name="pr25" draw:text-style-name="P5" draw:layer="layout" svg:width="20.848cm" svg:height="2.651cm" svg:x="2.275cm" svg:y="2.349cm" presentation:class="title" presentation:placeholder="true" presentation:user-transformed="true">
          <draw:text-box/>
        </draw:frame>
        <draw:frame draw:name="Google Shape;177;p21" presentation:style-name="pr26" draw:text-style-name="P6" draw:layer="layout" svg:width="20.848cm" svg:height="6.799cm" svg:x="2.275cm" svg:y="5.53cm" presentation:class="outline" presentation:placeholder="true" presentation:user-transformed="true">
          <draw:text-box/>
        </draw:frame>
        <presentation:notes draw:style-name="dp2">
          <draw:page-thumbnail draw:name="Google Shape;173;g6c60edb4eb_0_160:notes" draw:style-name="gr1" draw:layer="layout" svg:width="16.932cm" svg:height="9.524cm" svg:x="1.059cm" svg:y="1.905cm" draw:page-number="9" presentation:class="page"/>
          <draw:frame draw:name="Google Shape;174;g6c60edb4eb_0_16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182;p22" presentation:style-name="pr28" draw:text-style-name="P5" draw:layer="layout" svg:width="19.552cm" svg:height="2.538cm" svg:x="3.175cm" svg:y="1.431cm" presentation:class="title" presentation:placeholder="true" presentation:user-transformed="true">
          <draw:text-box/>
        </draw:frame>
        <draw:frame draw:name="Google Shape;183;p22" presentation:style-name="pr29" draw:text-style-name="P6" draw:layer="layout" svg:width="20.848cm" svg:height="6.799cm" svg:x="2.275cm" svg:y="5.53cm" presentation:class="outline" presentation:placeholder="true" presentation:user-transformed="true">
          <draw:text-box/>
        </draw:frame>
        <presentation:notes draw:style-name="dp2">
          <draw:page-thumbnail draw:name="Google Shape;179;g6c60edb4eb_0_165:notes" draw:style-name="gr1" draw:layer="layout" svg:width="16.932cm" svg:height="9.524cm" svg:x="1.059cm" svg:y="1.905cm" draw:page-number="10" presentation:class="page"/>
          <draw:frame draw:name="Google Shape;180;g6c60edb4eb_0_165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Dev/6.0.5.2$Linux_X86_64 LibreOffice_project/</meta:generator>
  </office:meta>
</office:document-meta>
</file>